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3335in" fo:text-align="start" style:justify-single-word="false" style:text-autospace="none"/>
      <style:text-properties style:use-window-font-color="true" style:font-name="TrebuchetMS" fo:font-size="20pt" fo:font-weight="bold" style:font-name-asian="TrebuchetMS" style:font-size-asian="20pt" style:font-weight-asian="bold" style:font-name-complex="TrebuchetMS" style:font-size-complex="20pt" style:font-weight-complex="bold"/>
    </style:style>
    <style:style style:name="P2" style:family="paragraph" style:parent-style-name="Standard">
      <style:paragraph-properties style:line-height-at-least="0.2083in"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margin-top="0in" fo:margin-bottom="0.0972in" style:line-height-at-least="0.278in" fo:text-align="start" style:justify-single-word="false" style:text-autospace="none"/>
    </style:style>
    <style:style style:name="P4"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P5" style:family="paragraph" style:parent-style-name="Standard">
      <style:paragraph-properties fo:margin-top="0in" fo:margin-bottom="0.0972in" style:line-height-at-least="0.278in" fo:text-align="start" style:justify-single-word="false" style:text-autospace="none"/>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P6" style:family="paragraph" style:parent-style-name="Standard">
      <style:paragraph-properties style:line-height-at-least="0.1665in" fo:text-align="start" style:justify-single-word="false" style:text-autospace="none"/>
      <style:text-properties fo:color="#2f2f2f" style:font-name="ArialMT" fo:font-size="10pt" fo:font-weight="bold" style:font-name-asian="ArialMT" style:font-size-asian="10pt" style:font-weight-asian="bold" style:font-name-complex="ArialMT" style:font-size-complex="10pt" style:font-weight-complex="bold"/>
    </style:style>
    <style:style style:name="P7" style:family="paragraph" style:parent-style-name="Standard">
      <style:paragraph-properties style:line-height-at-least="0.1665in" fo:text-align="start" style:justify-single-word="false" style:text-autospace="none"/>
      <style:text-properties style:use-window-font-color="true" style:font-name="ArialMT" fo:font-size="10pt" fo:font-weight="normal" style:font-name-asian="ArialMT" style:font-size-asian="10pt" style:font-weight-asian="normal" style:font-name-complex="ArialMT" style:font-size-complex="10pt" style:font-weight-complex="normal"/>
    </style:style>
    <style:style style:name="P8" style:family="paragraph" style:parent-style-name="Standard">
      <style:paragraph-properties style:line-height-at-least="0.222in" fo:text-align="start" style:justify-single-word="false" style:text-autospace="none"/>
      <style:text-properties style:use-window-font-color="true" style:font-name="TrebuchetMS" fo:font-size="18pt" fo:font-weight="bold" style:font-name-asian="TrebuchetMS" style:font-size-asian="18pt" style:font-weight-asian="bold" style:font-name-complex="TrebuchetMS" style:font-size-complex="18pt" style:font-weight-complex="bold"/>
    </style:style>
    <style:style style:name="P9" style:family="paragraph" style:parent-style-name="Standard">
      <style:text-properties fo:font-size="18pt" style:font-size-asian="18pt" style:font-size-complex="18pt"/>
    </style:style>
    <style:style style:name="P10"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P11"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T1"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2" style:family="text">
      <style:text-properties style:use-window-font-color="true" style:font-name="ArialMT" fo:font-weight="normal" style:font-name-asian="ArialMT" style:font-weight-asian="normal" style:font-name-complex="ArialMT" style:font-weight-complex="normal"/>
    </style:style>
    <style:style style:name="T3" style:family="text">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T4" style:family="text">
      <style:text-properties fo:color="#2f2f2f" style:font-name="ArialMT" fo:font-size="12pt" fo:font-weight="normal" style:font-name-asian="ArialMT" style:font-size-asian="12pt" style:font-weight-asian="normal" style:font-name-complex="ArialMT" style:font-size-complex="12pt" style:font-weight-complex="normal"/>
    </style:style>
    <style:style style:name="T5" style:family="text">
      <style:text-properties fo:color="#2f2f2f" style:font-name="ArialMT" fo:font-weight="normal" style:font-name-asian="ArialMT" style:font-weight-asian="normal" style:font-name-complex="ArialMT" style:font-weight-complex="normal"/>
    </style:style>
    <style:style style:name="T6" style:family="text">
      <style:text-properties fo:color="#2f2f2f" style:font-name="ArialMT" fo:font-size="18pt" fo:font-weight="normal" style:font-name-asian="ArialMT" style:font-size-asian="18pt" style:font-weight-asian="normal" style:font-name-complex="ArialMT"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ocolate Honey Almond Tart</text:p>
      <text:p text:style-name="P6">Serves:</text:p>
      <text:p text:style-name="P7">6 to 8 servings</text:p>
      <text:p text:style-name="P2"/>
      <text:p text:style-name="P8">Ingredients</text:p>
      <text:p text:style-name="P4"><text:span text:style-name="T3">1/2 stick (2 ounces) </text:span><text:a xlink:type="simple" xlink:href="http://www.foodterms.com/encyclopedia/butter/index.html"><text:span text:style-name="T6">unsalted butter</text:span></text:a><text:span text:style-name="T3">, cut into 1/2-inch pieces, at room temperature, plus extra for coating the pan</text:span></text:p>
      <text:p text:style-name="P10">9 chocolate graham crackers, 5 1/2-ounces total</text:p>
      <text:p text:style-name="P10">2 tablespoons slivered almonds</text:p>
      <text:p text:style-name="P4"><text:span text:style-name="T3">3/4 cup </text:span><text:a xlink:type="simple" xlink:href="http://www.foodterms.com/encyclopedia/cream/index.html"><text:span text:style-name="T6">heavy cream</text:span></text:a></text:p>
      <text:p text:style-name="P10">1/4 cup honey</text:p>
      <text:p text:style-name="P4"><text:span text:style-name="T3">12 ounces </text:span><text:a xlink:type="simple" xlink:href="http://www.foodterms.com/encyclopedia/chocolate/index.html"><text:span text:style-name="T6">semisweet chocolate</text:span></text:a><text:span text:style-name="T3"> chips</text:span></text:p>
      <text:p text:style-name="P4"><text:span text:style-name="T3"/></text:p>
      <text:p text:style-name="P8">Directions</text:p>
      <text:p text:style-name="P5">Preheat the oven to 350 degrees F.</text:p>
      <text:p text:style-name="P3"><text:span text:style-name="T3">Butter the bottom and sides of a 9-inch </text:span><text:a xlink:type="simple" xlink:href="http://www.foodterms.com/encyclopedia/springform-pan/index.html"><text:span text:style-name="T6">springform pan</text:span></text:a><text:span text:style-name="T3">.</text:span></text:p>
      <text:p text:style-name="P3"><text:span text:style-name="T3">Place the graham crackers and almonds in the bowl of a </text:span><text:a xlink:type="simple" xlink:href="http://www.foodterms.com/encyclopedia/food-processor/index.html"><text:span text:style-name="T6">food processor</text:span></text:a><text:span text:style-name="T3">. Process until the mixture forms fine crumbs, about 15 to 20 seconds. Add the butter and pulse until incorporated. Press the crumb mixture into the bottom of the prepared pan. Bake for 12 minutes. Cool to room temperature, about 20 minutes.</text:span></text:p>
      <text:p text:style-name="P3"><text:span text:style-name="T3">In a small </text:span><text:a xlink:type="simple" xlink:href="http://www.foodterms.com/encyclopedia/saucepan/index.html"><text:span text:style-name="T6">saucepan</text:span></text:a><text:span text:style-name="T3">, whisk the cream and honey together over low heat until the honey has dissolved. Increase the heat to medium and bring the mixture to just below a boil. Place the </text:span><text:a xlink:type="simple" xlink:href="http://www.foodterms.com/encyclopedia/chocolate/index.html"><text:span text:style-name="T6">chocolate chips</text:span></text:a><text:span text:style-name="T3"> in a medium bowl. Pour the hot cream over the chocolate and stir until the mixture is smooth. Pour the chocolate filling over the prepared crust. Refrigerate for at least 5 hours or preferably overnight.</text:span></text:p>
      <text:p text:style-name="P5">Loosen the tart from the sides of the pan by running a thin metal spatula around the edge. Unmold the tart and transfer to a serving plate. Cut into wedges and serve.</text:p>
      <text:p text:style-name="P5"><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9T14:57:24</meta:creation-date>
    <meta:editing-duration>PT00H02M09S</meta:editing-duration>
    <meta:editing-cycles>2</meta:editing-cycles>
    <meta:generator>OpenOffice.org/3.2$Unix OpenOffice.org_project/320m18$Build-9502</meta:generator>
    <meta:initial-creator>Robert Houk</meta:initial-creator>
    <meta:document-statistic meta:table-count="0" meta:image-count="0" meta:object-count="0" meta:page-count="2" meta:paragraph-count="16" meta:word-count="227" meta:character-count="1296"/>
    <dc:date>2011-08-09T14:59:33</dc:date>
    <dc:creator>Robert Houk</dc:creator>
  </office:meta>
</office:document-meta>
</file>